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107.49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127.59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82.06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96.69pt"/>
    </style:style>
    <style:style style:name="co12" style:family="table-column">
      <style:table-column-properties fo:break-before="auto" style:column-width="89.74pt"/>
    </style:style>
    <style:style style:name="co13" style:family="table-column">
      <style:table-column-properties fo:break-before="auto" style:column-width="105.19pt"/>
    </style:style>
    <style:style style:name="co14" style:family="table-column">
      <style:table-column-properties fo:break-before="auto" style:column-width="101.34pt"/>
    </style:style>
    <style:style style:name="co15" style:family="table-column">
      <style:table-column-properties fo:break-before="auto" style:column-width="115.99pt"/>
    </style:style>
    <style:style style:name="co16" style:family="table-column">
      <style:table-column-properties fo:break-before="auto" style:column-width="68.14pt"/>
    </style:style>
    <style:style style:name="co17" style:family="table-column">
      <style:table-column-properties fo:break-before="auto" style:column-width="80.5pt"/>
    </style:style>
    <style:style style:name="co18" style:family="table-column">
      <style:table-column-properties fo:break-before="auto" style:column-width="66.61pt"/>
    </style:style>
    <style:style style:name="co19" style:family="table-column">
      <style:table-column-properties fo:break-before="auto" style:column-width="85.89pt"/>
    </style:style>
    <style:style style:name="co20" style:family="table-column">
      <style:table-column-properties fo:break-before="auto" style:column-width="61.99pt"/>
    </style:style>
    <style:style style:name="co21" style:family="table-column">
      <style:table-column-properties fo:break-before="auto" style:column-width="62.76pt"/>
    </style:style>
    <style:style style:name="co22" style:family="table-column">
      <style:table-column-properties fo:break-before="auto" style:column-width="51.96pt"/>
    </style:style>
    <style:style style:name="co23" style:family="table-column">
      <style:table-column-properties fo:break-before="auto" style:column-width="57.34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61.2pt"/>
    </style:style>
    <style:style style:name="co26" style:family="table-column">
      <style:table-column-properties fo:break-before="auto" style:column-width="77.41pt"/>
    </style:style>
    <style:style style:name="co27" style:family="table-column">
      <style:table-column-properties fo:break-before="auto" style:column-width="89.01pt"/>
    </style:style>
    <style:style style:name="co28" style:family="table-column">
      <style:table-column-properties fo:break-before="auto" style:column-width="65.06pt"/>
    </style:style>
    <style:style style:name="co29" style:family="table-column">
      <style:table-column-properties fo:break-before="auto" style:column-width="126.06pt"/>
    </style:style>
    <style:style style:name="co30" style:family="table-column">
      <style:table-column-properties fo:break-before="auto" style:column-width="60.46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19.5pt"/>
    </style:style>
    <style:style style:name="co33" style:family="table-column">
      <style:table-column-properties fo:break-before="auto" style:column-width="92.86pt"/>
    </style:style>
    <style:style style:name="co34" style:family="table-column">
      <style:table-column-properties fo:break-before="auto" style:column-width="71.26pt"/>
    </style:style>
    <style:style style:name="co35" style:family="table-column">
      <style:table-column-properties fo:break-before="auto" style:column-width="118.35pt"/>
    </style:style>
    <style:style style:name="co36" style:family="table-column">
      <style:table-column-properties fo:break-before="auto" style:column-width="110.61pt"/>
    </style:style>
    <style:style style:name="co37" style:family="table-column">
      <style:table-column-properties fo:break-before="auto" style:column-width="69.7pt"/>
    </style:style>
    <style:style style:name="co38" style:family="table-column">
      <style:table-column-properties fo:break-before="auto" style:column-width="70.44pt"/>
    </style:style>
    <style:style style:name="co39" style:family="table-column">
      <style:table-column-properties fo:break-before="auto" style:column-width="58.11pt"/>
    </style:style>
    <style:style style:name="co40" style:family="table-column">
      <style:table-column-properties fo:break-before="auto" style:column-width="64.29pt"/>
    </style:style>
    <style:style style:name="co41" style:family="table-column">
      <style:table-column-properties fo:break-before="auto" style:column-width="72.79pt"/>
    </style:style>
    <style:style style:name="co42" style:family="table-column">
      <style:table-column-properties fo:break-before="auto" style:column-width="14.06pt"/>
    </style:style>
    <style:style style:name="co43" style:family="table-column">
      <style:table-column-properties fo:break-before="auto" style:column-width="94.05pt"/>
    </style:style>
    <style:style style:name="co44" style:family="table-column">
      <style:table-column-properties fo:break-before="auto" style:column-width="72.31pt"/>
    </style:style>
    <style:style style:name="co45" style:family="table-column">
      <style:table-column-properties fo:break-before="auto" style:column-width="120.7pt"/>
    </style:style>
    <style:style style:name="co46" style:family="table-column">
      <style:table-column-properties fo:break-before="auto" style:column-width="112.99pt"/>
    </style:style>
    <style:style style:name="co47" style:family="table-column">
      <style:table-column-properties fo:break-before="auto" style:column-width="91.96pt"/>
    </style:style>
    <style:style style:name="co48" style:family="table-column">
      <style:table-column-properties fo:break-before="auto" style:column-width="91.25pt"/>
    </style:style>
    <style:style style:name="co49" style:family="table-column">
      <style:table-column-properties fo:break-before="auto" style:column-width="69.51pt"/>
    </style:style>
    <style:style style:name="co50" style:family="table-column">
      <style:table-column-properties fo:break-before="auto" style:column-width="70.89pt"/>
    </style:style>
    <style:style style:name="co51" style:family="table-column">
      <style:table-column-properties fo:break-before="auto" style:column-width="58.25pt"/>
    </style:style>
    <style:style style:name="co52" style:family="table-column">
      <style:table-column-properties fo:break-before="auto" style:column-width="64.54pt"/>
    </style:style>
    <style:style style:name="co53" style:family="table-column">
      <style:table-column-properties fo:break-before="auto" style:column-width="87.05pt"/>
    </style:style>
    <style:style style:name="co54" style:family="table-column">
      <style:table-column-properties fo:break-before="auto" style:column-width="101.76pt"/>
    </style:style>
    <style:style style:name="co55" style:family="table-column">
      <style:table-column-properties fo:break-before="auto" style:column-width="72.99pt"/>
    </style:style>
    <style:style style:name="co56" style:family="table-column">
      <style:table-column-properties fo:break-before="auto" style:column-width="67.41pt"/>
    </style:style>
    <style:style style:name="co57" style:family="table-column">
      <style:table-column-properties fo:break-before="auto" style:column-width="131.44pt"/>
    </style:style>
    <style:style style:name="co58" style:family="table-column">
      <style:table-column-properties fo:break-before="auto" style:column-width="132.01pt"/>
    </style:style>
    <style:style style:name="co59" style:family="table-column">
      <style:table-column-properties fo:break-before="auto" style:column-width="175.21pt"/>
    </style:style>
    <style:style style:name="co60" style:family="table-column">
      <style:table-column-properties fo:break-before="auto" style:column-width="144.34pt"/>
    </style:style>
    <style:style style:name="co61" style:family="table-column">
      <style:table-column-properties fo:break-before="auto" style:column-width="3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7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3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row table:style-name="ro1">
          <table:table-cell table:style-name="Default" office:value-type="string" calcext:value-type="string">
            <text:p> </text:p>
          </table:table-cell>
          <table:table-cell table:style-name="Default" office:value-type="string" calcext:value-type="string">
            <text:p>App.callFunc</text:p>
          </table:table-cell>
          <table:table-cell table:style-name="Default" office:value-type="string" calcext:value-type="string">
            <text:p>App.eval</text:p>
          </table:table-cell>
          <table:table-cell table:style-name="Default" office:value-type="string" calcext:value-type="string">
            <text:p>ArithOpDivide.eval</text:p>
          </table:table-cell>
          <table:table-cell table:style-name="Default" office:value-type="string" calcext:value-type="string">
            <text:p>ArithOpMinus.eval</text:p>
          </table:table-cell>
          <table:table-cell table:style-name="Default" office:value-type="string" calcext:value-type="string">
            <text:p>ArithOpPlus.eval</text:p>
          </table:table-cell>
          <table:table-cell table:style-name="Default" office:value-type="string" calcext:value-type="string">
            <text:p>ArithOpRemainder.eval</text:p>
          </table:table-cell>
          <table:table-cell table:style-name="Default" office:value-type="string" calcext:value-type="string">
            <text:p>ArithOpTimes.eval</text:p>
          </table:table-cell>
          <table:table-cell table:style-name="Default" office:value-type="string" calcext:value-type="string">
            <text:p>Assign.eval</text:p>
          </table:table-cell>
          <table:table-cell table:style-name="Default" office:value-type="string" calcext:value-type="string">
            <text:p>BObject.eval</text:p>
          </table:table-cell>
          <table:table-cell table:style-name="Default" office:value-type="string" calcext:value-type="string">
            <text:p>Bool.eval</text:p>
          </table:table-cell>
          <table:table-cell table:style-name="Default" office:value-type="string" calcext:value-type="string">
            <text:p>BoolOpAnd.eval</text:p>
          </table:table-cell>
          <table:table-cell table:style-name="Default" office:value-type="string" calcext:value-type="string">
            <text:p>BoolOpOr.eval</text:p>
          </table:table-cell>
          <table:table-cell table:style-name="Default" office:value-type="string" calcext:value-type="string">
            <text:p>CmpOpEqual.eval</text:p>
          </table:table-cell>
          <table:table-cell table:style-name="Default" office:value-type="string" calcext:value-type="string">
            <text:p>CmpOpLess.eval</text:p>
          </table:table-cell>
          <table:table-cell table:style-name="Default" office:value-type="string" calcext:value-type="string">
            <text:p>CmpOpUnequal.eval</text:p>
          </table:table-cell>
          <table:table-cell table:style-name="Default" office:value-type="string" calcext:value-type="string">
            <text:p>Copy.eval</text:p>
          </table:table-cell>
          <table:table-cell table:style-name="Default" office:value-type="string" calcext:value-type="string">
            <text:p>Def.nextLine</text:p>
          </table:table-cell>
          <table:table-cell table:style-name="Default" office:value-type="string" calcext:value-type="string">
            <text:p>Expr.eval</text:p>
          </table:table-cell>
          <table:table-cell table:style-name="Default" office:value-type="string" calcext:value-type="string">
            <text:p>Expr.nextLine</text:p>
          </table:table-cell>
          <table:table-cell table:style-name="Default" office:value-type="string" calcext:value-type="string">
            <text:p>File.eval</text:p>
          </table:table-cell>
          <table:table-cell table:style-name="Default" office:value-type="string" calcext:value-type="string">
            <text:p>Fun.eval</text:p>
          </table:table-cell>
          <table:table-cell table:style-name="Default" office:value-type="string" calcext:value-type="string">
            <text:p>If.eval</text:p>
          </table:table-cell>
          <table:table-cell table:style-name="Default" office:value-type="string" calcext:value-type="string">
            <text:p>Int.eval</text:p>
          </table:table-cell>
          <table:table-cell table:style-name="Default" office:value-type="string" calcext:value-type="string">
            <text:p>Let.eval</text:p>
          </table:table-cell>
          <table:table-cell table:style-name="Default" office:value-type="string" calcext:value-type="string">
            <text:p>Not.eval</text:p>
          </table:table-cell>
          <table:table-cell table:style-name="Default" office:value-type="string" calcext:value-type="string">
            <text:p>Project.eval</text:p>
          </table:table-cell>
          <table:table-cell table:style-name="Default" office:value-type="string" calcext:value-type="string">
            <text:p>Project.project</text:p>
          </table:table-cell>
          <table:table-cell table:style-name="Default" office:value-type="string" calcext:value-type="string">
            <text:p>Seq.eval</text:p>
          </table:table-cell>
          <table:table-cell table:style-name="Default" office:value-type="string" calcext:value-type="string">
            <text:p>Skip.eval</text:p>
          </table:table-cell>
          <table:table-cell table:style-name="Default" office:value-type="string" calcext:value-type="string">
            <text:p>This.eval</text:p>
          </table:table-cell>
          <table:table-cell table:style-name="Default" office:value-type="string" calcext:value-type="string">
            <text:p>TopLevelCmd.nextLine</text:p>
          </table:table-cell>
          <table:table-cell table:style-name="Default" office:value-type="string" calcext:value-type="string">
            <text:p>Var.eval</text:p>
          </table:table-cell>
          <table:table-cell table:style-name="Default" office:value-type="string" calcext:value-type="string">
            <text:p>With.ev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142857" calcext:value-type="float">
            <text:p>0.142857</text:p>
          </table:table-cell>
          <table:table-cell table:number-columns-repeated="2" office:value-type="float" office:value="0.714286" calcext:value-type="float">
            <text:p>0.714286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table:number-columns-repeated="2" office:value-type="float" office:value="0.571429" calcext:value-type="float">
            <text:p>0.5714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8571" calcext:value-type="float">
            <text:p>0.428571</text:p>
          </table:table-cell>
          <table:table-cell table:number-columns-repeated="2" office:value-type="float" office:value="0.571429" calcext:value-type="float">
            <text:p>0.57142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71429" calcext:value-type="float">
            <text:p>0.571429</text:p>
          </table:table-cell>
          <table:table-cell table:number-columns-repeated="2" office:value-type="float" office:value="0.857143" calcext:value-type="float">
            <text:p>0.857143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5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166667" calcext:value-type="float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.166667" calcext:value-type="float">
            <text:p>0.166667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9231" calcext:value-type="float">
            <text:p>0.769231</text:p>
          </table:table-cell>
          <table:table-cell table:number-columns-repeated="3" office:value-type="float" office:value="0.538462" calcext:value-type="float">
            <text:p>0.538462</text:p>
          </table:table-cell>
          <table:table-cell office:value-type="float" office:value="0.230769" calcext:value-type="float">
            <text:p>0.230769</text:p>
          </table:table-cell>
          <table:table-cell table:number-columns-repeated="2" office:value-type="float" office:value="0.538462" calcext:value-type="float">
            <text:p>0.538462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461538" calcext:value-type="float">
            <text:p>0.461538</text:p>
          </table:table-cell>
          <table:table-cell table:number-columns-repeated="2" office:value-type="float" office:value="0.692308" calcext:value-type="float">
            <text:p>0.692308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" calcext:value-type="float">
            <text:p>0</text:p>
          </table:table-cell>
          <table:table-cell office:value-type="float" office:value="0.153846" calcext:value-type="float">
            <text:p>0.153846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538462" calcext:value-type="float">
            <text:p>0.538462</text:p>
          </table:table-cell>
          <table:table-cell table:number-columns-repeated="2" office:value-type="float" office:value="0.461538" calcext:value-type="float">
            <text:p>0.461538</text:p>
          </table:table-cell>
          <table:table-cell table:number-columns-repeated="2" office:value-type="float" office:value="0.538462" calcext:value-type="float">
            <text:p>0.538462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461538" calcext:value-type="float">
            <text:p>0.461538</text:p>
          </table:table-cell>
          <table:table-cell table:number-columns-repeated="2" office:value-type="float" office:value="0.692308" calcext:value-type="float">
            <text:p>0.692308</text:p>
          </table:table-cell>
          <table:table-cell office:value-type="float" office:value="0.461538" calcext:value-type="float">
            <text:p>0.4615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727273" calcext:value-type="float">
            <text:p>0.727273</text:p>
          </table:table-cell>
          <table:table-cell table:number-columns-repeated="2" office:value-type="float" office:value="0.545455" calcext:value-type="float">
            <text:p>0.545455</text:p>
          </table:table-cell>
          <table:table-cell office:value-type="float" office:value="0" calcext:value-type="float">
            <text:p>0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45455" calcext:value-type="float">
            <text:p>0.545455</text:p>
          </table:table-cell>
          <table:table-cell table:number-columns-repeated="2" office:value-type="float" office:value="0.181818" calcext:value-type="float">
            <text:p>0.181818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833333" calcext:value-type="float">
            <text:p>0.8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166667" calcext:value-type="float">
            <text:p>0.1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table:number-columns-repeated="3"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32" table:default-cell-style-name="Default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12" table:default-cell-style-name="ce8"/>
        <table:table-column table:style-name="co36" table:default-cell-style-name="ce8"/>
        <table:table-column table:style-name="co27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40" table:default-cell-style-name="ce8"/>
        <table:table-column table:style-name="co19" table:default-cell-style-name="ce8"/>
        <table:table-column table:style-name="co6" table:default-cell-style-name="ce8"/>
        <table:table-column table:style-name="co41" table:default-cell-style-name="ce8"/>
        <table:table-column table:style-name="co18" table:default-cell-style-name="ce8"/>
        <table:table-column table:style-name="co31" table:number-columns-repeated="1008" table:default-cell-style-name="Default"/>
        <table:table-row table:style-name="ro1">
          <table:table-cell/>
          <table:table-cell table:style-name="ce3" office:value-type="string" calcext:value-type="string">
            <text:p>boa.App.callFunc</text:p>
          </table:table-cell>
          <table:table-cell table:style-name="ce3" office:value-type="string" calcext:value-type="string">
            <text:p>boa.App.eval</text:p>
          </table:table-cell>
          <table:table-cell table:style-name="ce3" office:value-type="string" calcext:value-type="string">
            <text:p>boa.ArithOpMinus.eval</text:p>
          </table:table-cell>
          <table:table-cell table:style-name="ce3" office:value-type="string" calcext:value-type="string">
            <text:p>boa.ArithOpPlus.eval</text:p>
          </table:table-cell>
          <table:table-cell table:style-name="ce3" office:value-type="string" calcext:value-type="string">
            <text:p>boa.BObject.eval</text:p>
          </table:table-cell>
          <table:table-cell table:style-name="ce3" office:value-type="string" calcext:value-type="string">
            <text:p>boa.CmpOpLess.eval</text:p>
          </table:table-cell>
          <table:table-cell table:style-name="ce3" office:value-type="string" calcext:value-type="string">
            <text:p>boa.Def.nextLine</text:p>
          </table:table-cell>
          <table:table-cell table:style-name="ce3" office:value-type="string" calcext:value-type="string">
            <text:p>boa.File.eval</text:p>
          </table:table-cell>
          <table:table-cell table:style-name="ce3" office:value-type="string" calcext:value-type="string">
            <text:p>boa.Fun.eval</text:p>
          </table:table-cell>
          <table:table-cell table:style-name="ce3" office:value-type="string" calcext:value-type="string">
            <text:p>boa.If.eval</text:p>
          </table:table-cell>
          <table:table-cell table:style-name="ce3" office:value-type="string" calcext:value-type="string">
            <text:p>boa.Int.eval</text:p>
          </table:table-cell>
          <table:table-cell table:style-name="ce3" office:value-type="string" calcext:value-type="string">
            <text:p>boa.Project.eval</text:p>
          </table:table-cell>
          <table:table-cell table:style-name="ce3" office:value-type="string" calcext:value-type="string">
            <text:p>boa.Project.project</text:p>
          </table:table-cell>
          <table:table-cell table:style-name="ce3" office:value-type="string" calcext:value-type="string">
            <text:p>boa.This.eval</text:p>
          </table:table-cell>
          <table:table-cell table:style-name="ce3" office:value-type="string" calcext:value-type="string">
            <text:p>boa.Var.eval</text:p>
          </table:table-cell>
          <table:table-cell table:style-name="ce3" table:number-columns-repeated="100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875" calcext:value-type="float">
            <text:p>0.87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714286" calcext:value-type="float">
            <text:p>0.714286</text:p>
          </table:table-cell>
          <table:table-cell table:number-columns-repeated="2" office:value-type="float" office:value="0.428571" calcext:value-type="float">
            <text:p>0.428571</text:p>
          </table:table-cell>
          <table:table-cell table:number-columns-repeated="2" office:value-type="float" office:value="0.571429" calcext:value-type="float">
            <text:p>0.571429</text:p>
          </table:table-cell>
          <table:table-cell office:value-type="float" office:value="0.428571" calcext:value-type="float">
            <text:p>0.428571</text:p>
          </table:table-cell>
          <table:table-cell table:number-columns-repeated="2" office:value-type="float" office:value="0.571429" calcext:value-type="float">
            <text:p>0.571429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428571" calcext:value-type="float">
            <text:p>0.428571</text:p>
          </table:table-cell>
          <table:table-cell table:number-columns-repeated="2" office:value-type="float" office:value="0.857143" calcext:value-type="float">
            <text:p>0.857143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.333333" calcext:value-type="float">
            <text:p>0.333333</text:p>
          </table:table-cell>
          <table:table-cell table:number-columns-repeated="4"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9231" calcext:value-type="float">
            <text:p>0.769231</text:p>
          </table:table-cell>
          <table:table-cell table:number-columns-repeated="2" office:value-type="float" office:value="0.538462" calcext:value-type="float">
            <text:p>0.538462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692308" calcext:value-type="float">
            <text:p>0.692308</text:p>
          </table:table-cell>
          <table:table-cell table:number-columns-repeated="100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818182" calcext:value-type="float">
            <text:p>0.818182</text:p>
          </table:table-cell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100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number-columns-repeated="100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100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calcext:conditional-formats>
          <calcext:conditional-format calcext:target-range-address="Sheet3.B2:Sheet3.P51">
            <calcext:color-scale>
              <calcext:color-scale-entry calcext:value="0" calcext:type="number" calcext:color="#ff0000"/>
              <calcext:color-scale-entry calcext:value="0.5" calcext:type="number" calcext:color="#ffffff"/>
              <calcext:color-scale-entry calcext:value="1" calcext:type="number" calcext:color="#00cc00"/>
            </calcext:color-scale>
          </calcext:conditional-format>
        </calcext:conditional-formats>
      </table:table>
      <table:table table:name="Sheet4" table:style-name="ta1">
        <table:table-column table:style-name="co32" table:default-cell-style-name="Default"/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12" table:default-cell-style-name="ce9"/>
        <table:table-column table:style-name="co36" table:default-cell-style-name="ce9"/>
        <table:table-column table:style-name="co27" table:default-cell-style-name="ce9"/>
        <table:table-column table:style-name="co37" table:default-cell-style-name="ce9"/>
        <table:table-column table:style-name="co38" table:default-cell-style-name="ce9"/>
        <table:table-column table:style-name="co39" table:default-cell-style-name="ce9"/>
        <table:table-column table:style-name="co40" table:default-cell-style-name="ce9"/>
        <table:table-column table:style-name="co19" table:default-cell-style-name="ce9"/>
        <table:table-column table:style-name="co6" table:default-cell-style-name="ce9"/>
        <table:table-column table:style-name="co41" table:default-cell-style-name="ce9"/>
        <table:table-column table:style-name="co18" table:default-cell-style-name="ce9"/>
        <table:table-column table:style-name="co31" table:number-columns-repeated="1008" table:default-cell-style-name="Default"/>
        <table:table-row table:style-name="ro1">
          <table:table-cell/>
          <table:table-cell table:style-name="ce3" office:value-type="string" calcext:value-type="string">
            <text:p>boa.App.callFunc</text:p>
          </table:table-cell>
          <table:table-cell table:style-name="ce3" office:value-type="string" calcext:value-type="string">
            <text:p>boa.App.eval</text:p>
          </table:table-cell>
          <table:table-cell table:style-name="ce3" office:value-type="string" calcext:value-type="string">
            <text:p>boa.ArithOpMinus.eval</text:p>
          </table:table-cell>
          <table:table-cell table:style-name="ce3" office:value-type="string" calcext:value-type="string">
            <text:p>boa.ArithOpPlus.eval</text:p>
          </table:table-cell>
          <table:table-cell table:style-name="ce3" office:value-type="string" calcext:value-type="string">
            <text:p>boa.BObject.eval</text:p>
          </table:table-cell>
          <table:table-cell table:style-name="ce3" office:value-type="string" calcext:value-type="string">
            <text:p>boa.CmpOpLess.eval</text:p>
          </table:table-cell>
          <table:table-cell table:style-name="ce3" office:value-type="string" calcext:value-type="string">
            <text:p>boa.Def.nextLine</text:p>
          </table:table-cell>
          <table:table-cell table:style-name="ce3" office:value-type="string" calcext:value-type="string">
            <text:p>boa.File.eval</text:p>
          </table:table-cell>
          <table:table-cell table:style-name="ce3" office:value-type="string" calcext:value-type="string">
            <text:p>boa.Fun.eval</text:p>
          </table:table-cell>
          <table:table-cell table:style-name="ce3" office:value-type="string" calcext:value-type="string">
            <text:p>boa.If.eval</text:p>
          </table:table-cell>
          <table:table-cell table:style-name="ce3" office:value-type="string" calcext:value-type="string">
            <text:p>boa.Int.eval</text:p>
          </table:table-cell>
          <table:table-cell table:style-name="ce3" office:value-type="string" calcext:value-type="string">
            <text:p>boa.Project.eval</text:p>
          </table:table-cell>
          <table:table-cell table:style-name="ce3" office:value-type="string" calcext:value-type="string">
            <text:p>boa.Project.project</text:p>
          </table:table-cell>
          <table:table-cell table:style-name="ce3" office:value-type="string" calcext:value-type="string">
            <text:p>boa.This.eval</text:p>
          </table:table-cell>
          <table:table-cell table:style-name="ce3" office:value-type="string" calcext:value-type="string">
            <text:p>boa.Var.eval</text:p>
          </table:table-cell>
          <table:table-cell table:style-name="ce3"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653846" calcext:value-type="float">
            <text:p>0.653846</text:p>
          </table:table-cell>
          <table:table-cell office:value-type="float" office:value="0.5" calcext:value-type="float">
            <text:p>0.5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" calcext:value-type="float">
            <text:p>0.5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5" calcext:value-type="float">
            <text:p>0.5</text:p>
          </table:table-cell>
          <table:table-cell office:value-type="float" office:value="0.576923" calcext:value-type="float">
            <text:p>0.576923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576923" calcext:value-type="float">
            <text:p>0.576923</text:p>
          </table:table-cell>
          <table:table-cell office:value-type="float" office:value="0.807692" calcext:value-type="float">
            <text:p>0.807692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7568" calcext:value-type="float">
            <text:p>0.567568</text:p>
          </table:table-cell>
          <table:table-cell office:value-type="float" office:value="0.513514" calcext:value-type="float">
            <text:p>0.513514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27027" calcext:value-type="float">
            <text:p>0.27027</text:p>
          </table:table-cell>
          <table:table-cell office:value-type="float" office:value="0.783784" calcext:value-type="float">
            <text:p>0.783784</text:p>
          </table:table-cell>
          <table:table-cell office:value-type="float" office:value="0.486486" calcext:value-type="float">
            <text:p>0.486486</text:p>
          </table:table-cell>
          <table:table-cell office:value-type="float" office:value="0.675676" calcext:value-type="float">
            <text:p>0.675676</text:p>
          </table:table-cell>
          <table:table-cell office:value-type="float" office:value="0.513514" calcext:value-type="float">
            <text:p>0.513514</text:p>
          </table:table-cell>
          <table:table-cell office:value-type="float" office:value="0.432432" calcext:value-type="float">
            <text:p>0.432432</text:p>
          </table:table-cell>
          <table:table-cell office:value-type="float" office:value="0.567568" calcext:value-type="float">
            <text:p>0.567568</text:p>
          </table:table-cell>
          <table:table-cell office:value-type="float" office:value="0.297297" calcext:value-type="float">
            <text:p>0.297297</text:p>
          </table:table-cell>
          <table:table-cell office:value-type="float" office:value="0.540541" calcext:value-type="float">
            <text:p>0.540541</text:p>
          </table:table-cell>
          <table:table-cell office:value-type="float" office:value="0.216216" calcext:value-type="float">
            <text:p>0.216216</text:p>
          </table:table-cell>
          <table:table-cell office:value-type="float" office:value="0.540541" calcext:value-type="float">
            <text:p>0.540541</text:p>
          </table:table-cell>
          <table:table-cell office:value-type="float" office:value="0.810811" calcext:value-type="float">
            <text:p>0.81081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  <table:table-cell office:value-type="float" office:value="0.76" calcext:value-type="float">
            <text:p>0.76</text:p>
          </table:table-cell>
          <table:table-cell office:value-type="float" office:value="0.52" calcext:value-type="float">
            <text:p>0.52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office:value-type="float" office:value="0.52" calcext:value-type="float">
            <text:p>0.52</text:p>
          </table:table-cell>
          <table:table-cell office:value-type="float" office:value="0.36" calcext:value-type="float">
            <text:p>0.36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84" calcext:value-type="float">
            <text:p>0.84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0.555556" calcext:value-type="float">
            <text:p>0.555556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11111" calcext:value-type="float">
            <text:p>0.111111</text:p>
          </table:table-cell>
          <table:table-cell table:number-columns-repeated="2" office:value-type="float" office:value="0.444444" calcext:value-type="float">
            <text:p>0.444444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777778" calcext:value-type="float">
            <text:p>0.777778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" calcext:value-type="float">
            <text:p>0.333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571429" calcext:value-type="float">
            <text:p>0.571429</text:p>
          </table:table-cell>
          <table:table-cell table:number-columns-repeated="2" office:value-type="float" office:value="0.714286" calcext:value-type="float">
            <text:p>0.714286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142857" calcext:value-type="float">
            <text:p>0.142857</text:p>
          </table:table-cell>
          <table:table-cell table:number-columns-repeated="2" office:value-type="float" office:value="0.571429" calcext:value-type="float">
            <text:p>0.571429</text:p>
          </table:table-cell>
          <table:table-cell table:number-columns-repeated="2" office:value-type="float" office:value="0.428571" calcext:value-type="float">
            <text:p>0.428571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.444444" calcext:value-type="float">
            <text:p>0.444444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444444" calcext:value-type="float">
            <text:p>0.444444</text:p>
          </table:table-cell>
          <table:table-cell table:number-columns-repeated="2" office:value-type="float" office:value="0.555556" calcext:value-type="float">
            <text:p>0.555556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77778" calcext:value-type="float">
            <text:p>0.777778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8"/>
        </table:table-row>
        <calcext:conditional-formats>
          <calcext:conditional-format calcext:target-range-address="Sheet4.B2:Sheet4.P17">
            <calcext:color-scale>
              <calcext:color-scale-entry calcext:value="0" calcext:type="number" calcext:color="#ed1c24"/>
              <calcext:color-scale-entry calcext:value="0.5" calcext:type="number" calcext:color="#ffffff"/>
              <calcext:color-scale-entry calcext:value="1" calcext:type="number" calcext:color="#00cc00"/>
            </calcext:color-scale>
          </calcext:conditional-format>
        </calcext:conditional-formats>
      </table:table>
      <table:table table:name="Sheet5" table:style-name="ta1">
        <table:table-column table:style-name="co42" table:default-cell-style-name="Default"/>
        <table:table-column table:style-name="co43" table:default-cell-style-name="ce10"/>
        <table:table-column table:style-name="co44" table:default-cell-style-name="ce10"/>
        <table:table-column table:style-name="co45" table:default-cell-style-name="ce10"/>
        <table:table-column table:style-name="co46" table:default-cell-style-name="ce10"/>
        <table:table-column table:style-name="co47" table:default-cell-style-name="ce10"/>
        <table:table-column table:style-name="co46" table:default-cell-style-name="ce10"/>
        <table:table-column table:style-name="co48" table:default-cell-style-name="ce10"/>
        <table:table-column table:style-name="co49" table:default-cell-style-name="ce10"/>
        <table:table-column table:style-name="co50" table:default-cell-style-name="ce10"/>
        <table:table-column table:style-name="co51" table:default-cell-style-name="ce10"/>
        <table:table-column table:style-name="co52" table:default-cell-style-name="ce10"/>
        <table:table-column table:style-name="co53" table:default-cell-style-name="ce10"/>
        <table:table-column table:style-name="co54" table:default-cell-style-name="ce10"/>
        <table:table-column table:style-name="co55" table:default-cell-style-name="ce10"/>
        <table:table-column table:style-name="co56" table:default-cell-style-name="ce10"/>
        <table:table-column table:style-name="co31" table:number-columns-repeated="1008" table:default-cell-style-name="Default"/>
        <table:table-row table:style-name="ro1">
          <table:table-cell table:style-name="ce3"/>
          <table:table-cell table:style-name="ce3" office:value-type="string" calcext:value-type="string">
            <text:p>boa.App.callFunc</text:p>
          </table:table-cell>
          <table:table-cell table:style-name="ce3" office:value-type="string" calcext:value-type="string">
            <text:p>boa.App.eval</text:p>
          </table:table-cell>
          <table:table-cell table:style-name="ce3" office:value-type="string" calcext:value-type="string">
            <text:p>boa.ArithOpMinus.eval</text:p>
          </table:table-cell>
          <table:table-cell table:style-name="ce3" office:value-type="string" calcext:value-type="string">
            <text:p>boa.ArithOpPlus.eval</text:p>
          </table:table-cell>
          <table:table-cell table:style-name="ce3" office:value-type="string" calcext:value-type="string">
            <text:p>boa.BObject.eval</text:p>
          </table:table-cell>
          <table:table-cell table:style-name="ce3" office:value-type="string" calcext:value-type="string">
            <text:p>boa.CmpOpLess.eval</text:p>
          </table:table-cell>
          <table:table-cell table:style-name="ce3" office:value-type="string" calcext:value-type="string">
            <text:p>boa.Def.nextLine</text:p>
          </table:table-cell>
          <table:table-cell table:style-name="ce3" office:value-type="string" calcext:value-type="string">
            <text:p>boa.File.eval</text:p>
          </table:table-cell>
          <table:table-cell table:style-name="ce3" office:value-type="string" calcext:value-type="string">
            <text:p>boa.Fun.eval</text:p>
          </table:table-cell>
          <table:table-cell table:style-name="ce3" office:value-type="string" calcext:value-type="string">
            <text:p>boa.If.eval</text:p>
          </table:table-cell>
          <table:table-cell table:style-name="ce3" office:value-type="string" calcext:value-type="string">
            <text:p>boa.Int.eval</text:p>
          </table:table-cell>
          <table:table-cell table:style-name="ce3" office:value-type="string" calcext:value-type="string">
            <text:p>boa.Project.eval</text:p>
          </table:table-cell>
          <table:table-cell table:style-name="ce3" office:value-type="string" calcext:value-type="string">
            <text:p>boa.Project.project</text:p>
          </table:table-cell>
          <table:table-cell table:style-name="ce3" office:value-type="string" calcext:value-type="string">
            <text:p>boa.This.eval</text:p>
          </table:table-cell>
          <table:table-cell table:style-name="ce3" office:value-type="string" calcext:value-type="string">
            <text:p>boa.Var.eval</text:p>
          </table:table-cell>
          <table:table-cell table:style-name="ce3" table:number-columns-repeated="100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90566" calcext:value-type="float">
            <text:p>0.490566</text:p>
          </table:table-cell>
          <table:table-cell office:value-type="float" office:value="0.518868" calcext:value-type="float">
            <text:p>0.518868</text:p>
          </table:table-cell>
          <table:table-cell office:value-type="float" office:value="0.632075" calcext:value-type="float">
            <text:p>0.632075</text:p>
          </table:table-cell>
          <table:table-cell office:value-type="float" office:value="0.386792" calcext:value-type="float">
            <text:p>0.386792</text:p>
          </table:table-cell>
          <table:table-cell office:value-type="float" office:value="0.754717" calcext:value-type="float">
            <text:p>0.754717</text:p>
          </table:table-cell>
          <table:table-cell office:value-type="float" office:value="0.518868" calcext:value-type="float">
            <text:p>0.518868</text:p>
          </table:table-cell>
          <table:table-cell office:value-type="float" office:value="0.669811" calcext:value-type="float">
            <text:p>0.669811</text:p>
          </table:table-cell>
          <table:table-cell office:value-type="float" office:value="0.509434" calcext:value-type="float">
            <text:p>0.509434</text:p>
          </table:table-cell>
          <table:table-cell office:value-type="float" office:value="0.433962" calcext:value-type="float">
            <text:p>0.433962</text:p>
          </table:table-cell>
          <table:table-cell office:value-type="float" office:value="0.537736" calcext:value-type="float">
            <text:p>0.537736</text:p>
          </table:table-cell>
          <table:table-cell office:value-type="float" office:value="0.358491" calcext:value-type="float">
            <text:p>0.358491</text:p>
          </table:table-cell>
          <table:table-cell office:value-type="float" office:value="0.575472" calcext:value-type="float">
            <text:p>0.575472</text:p>
          </table:table-cell>
          <table:table-cell office:value-type="float" office:value="0.273585" calcext:value-type="float">
            <text:p>0.273585</text:p>
          </table:table-cell>
          <table:table-cell office:value-type="float" office:value="0.528302" calcext:value-type="float">
            <text:p>0.528302</text:p>
          </table:table-cell>
          <table:table-cell office:value-type="float" office:value="0.820755" calcext:value-type="float">
            <text:p>0.82075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0.302326" calcext:value-type="float">
            <text:p>0.302326</text:p>
          </table:table-cell>
          <table:table-cell office:value-type="float" office:value="0.674419" calcext:value-type="float">
            <text:p>0.674419</text:p>
          </table:table-cell>
          <table:table-cell office:value-type="float" office:value="0.395349" calcext:value-type="float">
            <text:p>0.395349</text:p>
          </table:table-cell>
          <table:table-cell office:value-type="float" office:value="0.767442" calcext:value-type="float">
            <text:p>0.767442</text:p>
          </table:table-cell>
          <table:table-cell office:value-type="float" office:value="0.44186" calcext:value-type="float">
            <text:p>0.44186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604651" calcext:value-type="float">
            <text:p>0.604651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302326" calcext:value-type="float">
            <text:p>0.302326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27907" calcext:value-type="float">
            <text:p>0.27907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72093" calcext:value-type="float">
            <text:p>0.7209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" calcext:value-type="float">
            <text:p>0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1" calcext:value-type="float">
            <text:p>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833333" calcext:value-type="float">
            <text:p>0.833333</text:p>
          </table:table-cell>
          <table:table-cell table:number-columns-repeated="1008"/>
        </table:table-row>
        <calcext:conditional-formats>
          <calcext:conditional-format calcext:target-range-address="Sheet5.B2:Sheet5.P4">
            <calcext:color-scale>
              <calcext:color-scale-entry calcext:value="0" calcext:type="number" calcext:color="#ed1c24"/>
              <calcext:color-scale-entry calcext:value="0.5" calcext:type="number" calcext:color="#ffffff"/>
              <calcext:color-scale-entry calcext:value="1" calcext:type="number" calcext:color="#00cc00"/>
            </calcext:color-scale>
          </calcext:conditional-format>
        </calcext:conditional-formats>
      </table:table>
      <table:table table:name="Sheet2" table:style-name="ta1">
        <table:table-column table:style-name="co57" table:default-cell-style-name="Default"/>
        <table:table-column table:style-name="co58" table:default-cell-style-name="Default"/>
        <table:table-column table:style-name="co31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1" table:default-cell-style-name="Default"/>
        <table:table-column table:style-name="co61" table:default-cell-style-name="Default"/>
        <table:table-row table:style-name="ro1"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importancy</text:p>
          </table:table-cell>
          <table:table-cell/>
          <table:table-cell table:style-name="ce3" office:value-type="string" calcext:value-type="string">
            <text:p>feature</text:p>
          </table:table-cell>
          <table:table-cell table:style-name="ce3" office:value-type="string" calcext:value-type="string">
            <text:p>importa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.BObject.eval</text:p>
          </table:table-cell>
          <table:table-cell office:value-type="float" office:value="0.0034055372317767" calcext:value-type="float">
            <text:p>0.003405537231777</text:p>
          </table:table-cell>
          <table:table-cell/>
          <table:table-cell office:value-type="string" calcext:value-type="string">
            <text:p>boa.Project.project</text:p>
          </table:table-cell>
          <table:table-cell office:value-type="float" office:value="0.870604858454476" calcext:value-type="float">
            <text:p>0.870604858454476</text:p>
          </table:table-cell>
          <table:table-cell table:formula="of:=[.B3]" office:value-type="float" office:value="0.869878491533288" calcext:value-type="float">
            <text:p>0.869878491533288</text:p>
          </table:table-cell>
          <table:table-cell table:style-name="ce7" table:formula="of:=(([.E2]-[.F2])/[.E2])*100" office:value-type="float" office:value="0.0834324451712183" calcext:value-type="float">
            <text:p>0.08</text:p>
          </table:table-cell>
        </table:table-row>
        <table:table-row table:style-name="ro1">
          <table:table-cell office:value-type="string" calcext:value-type="string">
            <text:p>boa.Project.project</text:p>
          </table:table-cell>
          <table:table-cell office:value-type="float" office:value="0.869878491533288" calcext:value-type="float">
            <text:p>0.869878491533288</text:p>
          </table:table-cell>
          <table:table-cell/>
          <table:table-cell office:value-type="string" calcext:value-type="string">
            <text:p>boa.App.callFunc</text:p>
          </table:table-cell>
          <table:table-cell office:value-type="float" office:value="0.0349377650867174" calcext:value-type="float">
            <text:p>0.034937765086717</text:p>
          </table:table-cell>
          <table:table-cell table:formula="of:=[.B15]" office:value-type="float" office:value="0.0349086156549971" calcext:value-type="float">
            <text:p>0.034908615654997</text:p>
          </table:table-cell>
          <table:table-cell table:style-name="ce7" table:formula="of:=(([.E3]-[.F3])/[.E3])*100" office:value-type="float" office:value="0.0834324452292443" calcext:value-type="float">
            <text:p>0.08</text:p>
          </table:table-cell>
        </table:table-row>
        <table:table-row table:style-name="ro1">
          <table:table-cell office:value-type="string" calcext:value-type="string">
            <text:p>boa.This.eval</text:p>
          </table:table-cell>
          <table:table-cell office:value-type="float" office:value="0.00648881154403352" calcext:value-type="float">
            <text:p>0.006488811544034</text:p>
          </table:table-cell>
          <table:table-cell/>
          <table:table-cell office:value-type="string" calcext:value-type="string">
            <text:p>boa.Def.nextLine</text:p>
          </table:table-cell>
          <table:table-cell office:value-type="float" office:value="0.0172671042218913" calcext:value-type="float">
            <text:p>0.017267104221891</text:p>
          </table:table-cell>
          <table:table-cell table:formula="of:=[.B10]" office:value-type="float" office:value="0.00313883278826423" calcext:value-type="float">
            <text:p>0.003138832788264</text:p>
          </table:table-cell>
          <table:table-cell table:style-name="ce7" table:formula="of:=(([.E4]-[.F4])/[.E4])*100" office:value-type="float" office:value="81.8218923802822" calcext:value-type="float">
            <text:p>81.82</text:p>
          </table:table-cell>
        </table:table-row>
        <table:table-row table:style-name="ro1">
          <table:table-cell office:value-type="string" calcext:value-type="string">
            <text:p>boa.BoolOpOr.eval</text:p>
          </table:table-cell>
          <table:table-cell office:value-type="float" office:value="0.00674800139853072" calcext:value-type="float">
            <text:p>0.006748001398531</text:p>
          </table:table-cell>
          <table:table-cell/>
          <table:table-cell office:value-type="string" calcext:value-type="string">
            <text:p>boa.BObject.eval</text:p>
          </table:table-cell>
          <table:table-cell office:value-type="float" office:value="0.0130718326731491" calcext:value-type="float">
            <text:p>0.013071832673149</text:p>
          </table:table-cell>
          <table:table-cell table:formula="of:=[.B2]" office:value-type="float" office:value="0.0034055372317767" calcext:value-type="float">
            <text:p>0.003405537231777</text:p>
          </table:table-cell>
          <table:table-cell table:style-name="ce7" table:formula="of:=(([.E5]-[.F5])/[.E5])*100" office:value-type="float" office:value="73.9475151118479" calcext:value-type="float">
            <text:p>73.95</text:p>
          </table:table-cell>
        </table:table-row>
        <table:table-row table:style-name="ro1">
          <table:table-cell office:value-type="string" calcext:value-type="string">
            <text:p>boa.CmpOpLess.eval</text:p>
          </table:table-cell>
          <table:table-cell office:value-type="float" office:value="0.00674150899817307" calcext:value-type="float">
            <text:p>0.006741508998173</text:p>
          </table:table-cell>
          <table:table-cell/>
          <table:table-cell office:value-type="string" calcext:value-type="string">
            <text:p>boa.CmpOpLess.eval</text:p>
          </table:table-cell>
          <table:table-cell office:value-type="float" office:value="0.0126944691114355" calcext:value-type="float">
            <text:p>0.012694469111436</text:p>
          </table:table-cell>
          <table:table-cell table:formula="of:=[.B6]" office:value-type="float" office:value="0.00674150899817307" calcext:value-type="float">
            <text:p>0.006741508998173</text:p>
          </table:table-cell>
          <table:table-cell table:style-name="ce7" table:formula="of:=(([.E6]-[.F6])/[.E6])*100" office:value-type="float" office:value="46.8941242127239" calcext:value-type="float">
            <text:p>46.89</text:p>
          </table:table-cell>
        </table:table-row>
        <table:table-row table:style-name="ro1">
          <table:table-cell office:value-type="string" calcext:value-type="string">
            <text:p>boa.Bool.eval</text:p>
          </table:table-cell>
          <table:table-cell office:value-type="float" office:value="0.00367105642991704" calcext:value-type="float">
            <text:p>0.003671056429917</text:p>
          </table:table-cell>
          <table:table-cell/>
          <table:table-cell office:value-type="string" calcext:value-type="string">
            <text:p>boa.Project.eval</text:p>
          </table:table-cell>
          <table:table-cell office:value-type="float" office:value="0.00904453362662349" calcext:value-type="float">
            <text:p>0.009044533626623</text:p>
          </table:table-cell>
          <table:table-cell table:formula="of:=[.B21]" office:value-type="float" office:value="0.00235473949417455" calcext:value-type="float">
            <text:p>0.002354739494175</text:p>
          </table:table-cell>
          <table:table-cell table:style-name="ce7" table:formula="of:=(([.E7]-[.F7])/[.E7])*100" office:value-type="float" office:value="73.9650534634186" calcext:value-type="float">
            <text:p>73.97</text:p>
          </table:table-cell>
        </table:table-row>
        <table:table-row table:style-name="ro1">
          <table:table-cell office:value-type="string" calcext:value-type="string">
            <text:p>boa.ArithOpTimes.eval</text:p>
          </table:table-cell>
          <table:table-cell office:value-type="float" office:value="0.00510356874277182" calcext:value-type="float">
            <text:p>0.005103568742772</text:p>
          </table:table-cell>
          <table:table-cell/>
          <table:table-cell office:value-type="string" calcext:value-type="string">
            <text:p>boa.File.eval</text:p>
          </table:table-cell>
          <table:table-cell office:value-type="float" office:value="0.00751300931749154" calcext:value-type="float">
            <text:p>0.007513009317492</text:p>
          </table:table-cell>
          <table:table-cell table:formula="of:=[.B25]" office:value-type="float" office:value="0.00164441185746728" calcext:value-type="float">
            <text:p>0.001644411857467</text:p>
          </table:table-cell>
          <table:table-cell table:style-name="ce7" table:formula="of:=(([.E8]-[.F8])/[.E8])*100" office:value-type="float" office:value="78.112474136844" calcext:value-type="float">
            <text:p>78.11</text:p>
          </table:table-cell>
        </table:table-row>
        <table:table-row table:style-name="ro1">
          <table:table-cell office:value-type="string" calcext:value-type="string">
            <text:p>boa.ArithOpPlus.eval</text:p>
          </table:table-cell>
          <table:table-cell office:value-type="float" office:value="0.00908218817469435" calcext:value-type="float">
            <text:p>0.009082188174694</text:p>
          </table:table-cell>
          <table:table-cell/>
          <table:table-cell office:value-type="string" calcext:value-type="string">
            <text:p>boa.ArithOpPlus.eval</text:p>
          </table:table-cell>
          <table:table-cell office:value-type="float" office:value="0.00624036736539936" calcext:value-type="float">
            <text:p>0.006240367365399</text:p>
          </table:table-cell>
          <table:table-cell table:formula="of:=[.B9]" office:value-type="float" office:value="0.00908218817469435" calcext:value-type="float">
            <text:p>0.009082188174694</text:p>
          </table:table-cell>
          <table:table-cell table:style-name="ce7" table:formula="of:=(([.E9]-[.F9])/[.E9])*100" office:value-type="float" office:value="-45.5393191280995" calcext:value-type="float">
            <text:p>-45.54</text:p>
          </table:table-cell>
        </table:table-row>
        <table:table-row table:style-name="ro1">
          <table:table-cell office:value-type="string" calcext:value-type="string">
            <text:p>boa.Def.nextLine</text:p>
          </table:table-cell>
          <table:table-cell office:value-type="float" office:value="0.00313883278826423" calcext:value-type="float">
            <text:p>0.003138832788264</text:p>
          </table:table-cell>
          <table:table-cell/>
          <table:table-cell office:value-type="string" calcext:value-type="string">
            <text:p>boa.This.eval</text:p>
          </table:table-cell>
          <table:table-cell office:value-type="float" office:value="0.00567843752368541" calcext:value-type="float">
            <text:p>0.005678437523685</text:p>
          </table:table-cell>
          <table:table-cell table:formula="of:=[.B4]" office:value-type="float" office:value="0.00648881154403352" calcext:value-type="float">
            <text:p>0.006488811544034</text:p>
          </table:table-cell>
          <table:table-cell table:style-name="ce7" table:formula="of:=(([.E10]-[.F10])/[.E10])*100" office:value-type="float" office:value="-14.2710739876585" calcext:value-type="float">
            <text:p>-14.27</text:p>
          </table:table-cell>
        </table:table-row>
        <table:table-row table:style-name="ro1">
          <table:table-cell office:value-type="string" calcext:value-type="string">
            <text:p>boa.ArithOpDivide.eval</text:p>
          </table:table-cell>
          <table:table-cell office:value-type="float" office:value="0.00391900161660209" calcext:value-type="float">
            <text:p>0.003919001616602</text:p>
          </table:table-cell>
          <table:table-cell/>
          <table:table-cell office:value-type="string" calcext:value-type="string">
            <text:p>boa.Int.eval</text:p>
          </table:table-cell>
          <table:table-cell office:value-type="float" office:value="0.00538529936180964" calcext:value-type="float">
            <text:p>0.00538529936181</text:p>
          </table:table-cell>
          <table:table-cell table:formula="of:=[.B12]" office:value-type="float" office:value="0.00438634822989645" calcext:value-type="float">
            <text:p>0.004386348229896</text:p>
          </table:table-cell>
          <table:table-cell table:style-name="ce7" table:formula="of:=(([.E11]-[.F11])/[.E11])*100" office:value-type="float" office:value="18.5495933428947" calcext:value-type="float">
            <text:p>18.55</text:p>
          </table:table-cell>
        </table:table-row>
        <table:table-row table:style-name="ro1">
          <table:table-cell office:value-type="string" calcext:value-type="string">
            <text:p>boa.Int.eval</text:p>
          </table:table-cell>
          <table:table-cell office:value-type="float" office:value="0.00438634822989645" calcext:value-type="float">
            <text:p>0.004386348229896</text:p>
          </table:table-cell>
          <table:table-cell/>
          <table:table-cell office:value-type="string" calcext:value-type="string">
            <text:p>boa.Fun.eval</text:p>
          </table:table-cell>
          <table:table-cell office:value-type="float" office:value="0.00438380106324557" calcext:value-type="float">
            <text:p>0.004383801063246</text:p>
          </table:table-cell>
          <table:table-cell table:formula="of:=[.B29]" office:value-type="float" office:value="0.00084041244472469" calcext:value-type="float">
            <text:p>0.000840412444725</text:p>
          </table:table-cell>
          <table:table-cell table:style-name="ce7" table:formula="of:=(([.E12]-[.F12])/[.E12])*100" office:value-type="float" office:value="80.8291381702781" calcext:value-type="float">
            <text:p>80.83</text:p>
          </table:table-cell>
        </table:table-row>
        <table:table-row table:style-name="ro1">
          <table:table-cell office:value-type="string" calcext:value-type="string">
            <text:p>boa.With.eval</text:p>
          </table:table-cell>
          <table:table-cell office:value-type="float" office:value="0.00306647379499768" calcext:value-type="float">
            <text:p>0.003066473794998</text:p>
          </table:table-cell>
          <table:table-cell/>
          <table:table-cell office:value-type="string" calcext:value-type="string">
            <text:p>boa.Var.eval</text:p>
          </table:table-cell>
          <table:table-cell office:value-type="float" office:value="0.00430874237370893" calcext:value-type="float">
            <text:p>0.004308742373709</text:p>
          </table:table-cell>
          <table:table-cell table:formula="of:=[.B32]" office:value-type="float" office:value="0.000369670878641413" calcext:value-type="float">
            <text:p>0.000369670878641</text:p>
          </table:table-cell>
          <table:table-cell table:style-name="ce7" table:formula="of:=(([.E13]-[.F13])/[.E13])*100" office:value-type="float" office:value="91.4204460007386" calcext:value-type="float">
            <text:p>91.42</text:p>
          </table:table-cell>
        </table:table-row>
        <table:table-row table:style-name="ro1">
          <table:table-cell office:value-type="string" calcext:value-type="string">
            <text:p>boa.Skip.eval</text:p>
          </table:table-cell>
          <table:table-cell office:value-type="float" office:value="0.00411587567318224" calcext:value-type="float">
            <text:p>0.004115875673182</text:p>
          </table:table-cell>
          <table:table-cell/>
          <table:table-cell office:value-type="string" calcext:value-type="string">
            <text:p>boa.If.eval</text:p>
          </table:table-cell>
          <table:table-cell office:value-type="float" office:value="0.00403955281258543" calcext:value-type="float">
            <text:p>0.004039552812585</text:p>
          </table:table-cell>
          <table:table-cell table:formula="of:=[.B33]" office:value-type="float" office:value="0.000210451434444812" calcext:value-type="float">
            <text:p>0.000210451434445</text:p>
          </table:table-cell>
          <table:table-cell table:style-name="ce7" table:formula="of:=(([.E14]-[.F14])/[.E14])*100" office:value-type="float" office:value="94.7902294088311" calcext:value-type="float">
            <text:p>94.79</text:p>
          </table:table-cell>
        </table:table-row>
        <table:table-row table:style-name="ro1">
          <table:table-cell office:value-type="string" calcext:value-type="string">
            <text:p>boa.App.callFunc</text:p>
          </table:table-cell>
          <table:table-cell office:value-type="float" office:value="0.0349086156549971" calcext:value-type="float">
            <text:p>0.034908615654997</text:p>
          </table:table-cell>
          <table:table-cell/>
          <table:table-cell office:value-type="string" calcext:value-type="string">
            <text:p>boa.App.eval</text:p>
          </table:table-cell>
          <table:table-cell office:value-type="float" office:value="0.00325855776160662" calcext:value-type="float">
            <text:p>0.003258557761607</text:p>
          </table:table-cell>
          <table:table-cell table:formula="of:=[.B27]" office:value-type="float" office:value="0.0010399122396282" calcext:value-type="float">
            <text:p>0.001039912239628</text:p>
          </table:table-cell>
          <table:table-cell table:style-name="ce7" table:formula="of:=(([.E15]-[.F15])/[.E15])*100" office:value-type="float" office:value="68.0867329749136" calcext:value-type="float">
            <text:p>68.09</text:p>
          </table:table-cell>
        </table:table-row>
        <table:table-row table:style-name="ro1">
          <table:table-cell office:value-type="string" calcext:value-type="string">
            <text:p>boa.BoolOpAnd.eval</text:p>
          </table:table-cell>
          <table:table-cell office:value-type="float" office:value="0.0092182085080287" calcext:value-type="float">
            <text:p>0.009218208508029</text:p>
          </table:table-cell>
          <table:table-cell/>
          <table:table-cell office:value-type="string" calcext:value-type="string">
            <text:p>boa.ArithOpMinus.eval</text:p>
          </table:table-cell>
          <table:table-cell office:value-type="float" office:value="0.00157166924617512" calcext:value-type="float">
            <text:p>0.001571669246175</text:p>
          </table:table-cell>
          <table:table-cell table:formula="of:=[.B24]" office:value-type="float" office:value="0.00178104637836948" calcext:value-type="float">
            <text:p>0.001781046378369</text:p>
          </table:table-cell>
          <table:table-cell table:style-name="ce7" table:formula="of:=(([.E16]-[.F16])/[.E16])*100" office:value-type="float" office:value="-13.3219589747594" calcext:value-type="float">
            <text:p>-13.32</text:p>
          </table:table-cell>
        </table:table-row>
        <table:table-row table:style-name="ro1">
          <table:table-cell office:value-type="string" calcext:value-type="string">
            <text:p>boa.TopLevelCmd.nextLine</text:p>
          </table:table-cell>
          <table:table-cell office:value-type="float" office:value="0.00302752905208221" calcext:value-type="float">
            <text:p>0.003027529052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Copy.eval</text:p>
          </table:table-cell>
          <table:table-cell office:value-type="float" office:value="0.00273456389190714" calcext:value-type="float">
            <text:p>0.002734563891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CmpOpUnequal.eval</text:p>
          </table:table-cell>
          <table:table-cell office:value-type="float" office:value="0.00261140038010498" calcext:value-type="float">
            <text:p>0.002611400380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Assign.eval</text:p>
          </table:table-cell>
          <table:table-cell office:value-type="float" office:value="0.00244102635444544" calcext:value-type="float">
            <text:p>0.00244102635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Project.eval</text:p>
          </table:table-cell>
          <table:table-cell office:value-type="float" office:value="0.00235473949417455" calcext:value-type="float">
            <text:p>0.0023547394941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Expr.nextLine</text:p>
          </table:table-cell>
          <table:table-cell office:value-type="float" office:value="0.00196366636681474" calcext:value-type="float">
            <text:p>0.0019636663668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Seq.eval</text:p>
          </table:table-cell>
          <table:table-cell office:value-type="float" office:value="0.00179306967955476" calcext:value-type="float">
            <text:p>0.0017930696795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ArithOpMinus.eval</text:p>
          </table:table-cell>
          <table:table-cell office:value-type="float" office:value="0.00178104637836948" calcext:value-type="float">
            <text:p>0.001781046378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File.eval</text:p>
          </table:table-cell>
          <table:table-cell office:value-type="float" office:value="0.00164441185746728" calcext:value-type="float">
            <text:p>0.001644411857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Let.eval</text:p>
          </table:table-cell>
          <table:table-cell office:value-type="float" office:value="0.00151892361524752" calcext:value-type="float">
            <text:p>0.001518923615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App.eval</text:p>
          </table:table-cell>
          <table:table-cell office:value-type="float" office:value="0.0010399122396282" calcext:value-type="float">
            <text:p>0.001039912239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CmpOpEqual.eval</text:p>
          </table:table-cell>
          <table:table-cell office:value-type="float" office:value="0.000892920517332869" calcext:value-type="float">
            <text:p>0.000892920517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Fun.eval</text:p>
          </table:table-cell>
          <table:table-cell office:value-type="float" office:value="0.00084041244472469" calcext:value-type="float">
            <text:p>0.0008404124447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ArithOpRemainder.eval</text:p>
          </table:table-cell>
          <table:table-cell office:value-type="float" office:value="0.000532259941959935" calcext:value-type="float">
            <text:p>0.00053225994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Not.eval</text:p>
          </table:table-cell>
          <table:table-cell office:value-type="float" office:value="0.000371475153946116" calcext:value-type="float">
            <text:p>0.000371475153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Var.eval</text:p>
          </table:table-cell>
          <table:table-cell office:value-type="float" office:value="0.000369670878641413" calcext:value-type="float">
            <text:p>0.0003696708786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If.eval</text:p>
          </table:table-cell>
          <table:table-cell office:value-type="float" office:value="0.000210451434444812" calcext:value-type="float">
            <text:p>0.00021045143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.Expr.eval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H51" table:display-filter-buttons="true" table:orientation="column"/>
        <table:database-range table:name="__Anonymous_Sheet_DB__4" table:target-range-address="Sheet2.A1:Sheet2.E34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6:41:04.683274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2:15:09.215376471</meta:creation-date>
    <meta:editing-duration>PT3H16M31S</meta:editing-duration>
    <meta:editing-cycles>5</meta:editing-cycles>
    <meta:generator>LibreOffice/6.0.6.2$Linux_X86_64 LibreOffice_project/00m0$Build-2</meta:generator>
    <dc:date>2018-12-14T18:20:53.537726861</dc:date>
    <meta:document-statistic meta:table-count="5" meta:cell-count="3013" meta:object-count="0"/>
  </office:meta>
</office:document-meta>
</file>